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40000036FD7742F6E1A6FDB2F.png" manifest:media-type="image/png"/>
  <manifest:file-entry manifest:full-path="Pictures/10000000000002D40000036F96D368BB75E8A0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0.641cm" draw:z-index="0"><draw:image xlink:href="Pictures/10000000000002D40000036FD7742F6E1A6FDB2F.png" xlink:type="simple" xlink:show="embed" xlink:actuate="onLoad"/></draw:frame></text:p>
      <text:p text:style-name="P1"><draw:frame draw:style-name="fr1" draw:name="Изображение2" text:anchor-type="paragraph" svg:width="17cm" svg:height="20.641cm" draw:z-index="1"><draw:image xlink:href="Pictures/10000000000002D40000036F96D368BB75E8A0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22T12:58:26.824000000</dc:date>
    <meta:editing-duration>PT3M34S</meta:editing-duration>
    <meta:editing-cycles>2</meta:editing-cycles>
    <meta:generator>LibreOffice/5.3.2.2$Windows_x86 LibreOffice_project/6cd4f1ef626f15116896b1d8e1398b56da0d0ee1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